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1.371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2.051cm"/>
    </style:style>
    <style:style style:name="co7" style:family="table-column">
      <style:table-column-properties fo:break-before="auto" style:column-width="3.07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ackground-color="#ffff00"/>
      <style:text-properties style:use-window-font-color="true"/>
    </style:style>
    <style:style style:name="ce8" style:family="table-cell" style:parent-style-name="Default">
      <style:table-cell-properties fo:background-color="#ff0000"/>
      <style:text-properties style:use-window-font-color="true"/>
    </style:style>
    <style:style style:name="ce9" style:family="table-cell" style:parent-style-name="Default" style:data-style-name="N49">
      <style:table-cell-properties fo:background-color="transparent"/>
      <style:text-properties style:use-window-font-color="true"/>
    </style:style>
    <style:style style:name="ce7" style:family="table-cell" style:parent-style-name="Default" style:data-style-name="N49">
      <style:table-cell-properties fo:background-color="#ffff00"/>
      <style:text-properties style:use-window-font-color="true"/>
    </style:style>
    <style:style style:name="ce1" style:family="table-cell" style:parent-style-name="Default">
      <style:table-cell-properties fo:background-color="#ff4000"/>
    </style:style>
    <style:style style:name="ce11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ual_mobilei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4" table:number-columns-repeated="2" table:default-cell-style-name="ce4"/>
        <table:table-column table:style-name="co7" table:default-cell-style-name="ce4"/>
        <table:table-column table:style-name="co7" table:default-cell-style-name="Default"/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loid</text:p>
          </table:table-cell>
          <table:table-cell office:value-type="string" calcext:value-type="string">
            <text:p>glid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yh1</text:p>
          </table:table-cell>
          <table:table-cell office:value-type="string" calcext:value-type="string">
            <text:p>yh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00056" calcext:value-type="float">
            <text:p>100056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TFMX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4-05-02" calcext:value-type="date">
            <text:p>2014-05-02</text:p>
          </table:table-cell>
          <table:table-cell office:value-type="float" office:value="1961" calcext:value-type="float">
            <text:p>196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056" calcext:value-type="float">
            <text:p>100056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TFMX</text:p>
          </table:table-cell>
          <table:table-cell office:value-type="float" office:value="7749" calcext:value-type="float">
            <text:p>7749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0-02-25" calcext:value-type="date">
            <text:p>2020-02-25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8" calcext:value-type="float">
            <text:p>201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109" calcext:value-type="float">
            <text:p>100109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TFBD</text:p>
          </table:table-cell>
          <table:table-cell office:value-type="float" office:value="1562" calcext:value-type="float">
            <text:p>1562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8-06-04" calcext:value-type="date">
            <text:p>2008-06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109" calcext:value-type="float">
            <text:p>100109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TFBD</text:p>
          </table:table-cell>
          <table:table-cell office:value-type="float" office:value="1890" calcext:value-type="float">
            <text:p>1890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1-07-10" calcext:value-type="date">
            <text:p>2011-07-10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1988" calcext:value-type="float">
            <text:p>198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120" calcext:value-type="float">
            <text:p>100120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TFEX</text:p>
          </table:table-cell>
          <table:table-cell office:value-type="float" office:value="1622" calcext:value-type="float">
            <text:p>1622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8-05-05" calcext:value-type="date">
            <text:p>2018-05-05</text:p>
          </table:table-cell>
          <table:table-cell office:value-type="float" office:value="1982" calcext:value-type="float">
            <text:p>198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120" calcext:value-type="float">
            <text:p>100120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TFEX</text:p>
          </table:table-cell>
          <table:table-cell office:value-type="float" office:value="2997" calcext:value-type="float">
            <text:p>2997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1-11" calcext:value-type="date">
            <text:p>2021-01-11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163" calcext:value-type="float">
            <text:p>100163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TFIL</text:p>
          </table:table-cell>
          <table:table-cell office:value-type="float" office:value="1639" calcext:value-type="float">
            <text:p>1639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4-03-26" calcext:value-type="date">
            <text:p>2014-03-26</text:p>
          </table:table-cell>
          <table:table-cell office:value-type="float" office:value="1982" calcext:value-type="float">
            <text:p>19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163" calcext:value-type="float">
            <text:p>100163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TFIL</text:p>
          </table:table-cell>
          <table:table-cell office:value-type="float" office:value="2967" calcext:value-type="float">
            <text:p>2967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9-05-23" calcext:value-type="date">
            <text:p>2019-05-23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171" calcext:value-type="float">
            <text:p>10017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TFCC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5-02-25" calcext:value-type="date">
            <text:p>2015-02-25</text:p>
          </table:table-cell>
          <table:table-cell office:value-type="float" office:value="1964" calcext:value-type="float">
            <text:p>196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171" calcext:value-type="float">
            <text:p>10017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TFCC</text:p>
          </table:table-cell>
          <table:table-cell office:value-type="float" office:value="3014" calcext:value-type="float">
            <text:p>3014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12-21" calcext:value-type="date">
            <text:p>2021-12-21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340" calcext:value-type="float">
            <text:p>10034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TFBW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0-08-27" calcext:value-type="date">
            <text:p>2010-08-27</text:p>
          </table:table-cell>
          <table:table-cell office:value-type="float" office:value="1958" calcext:value-type="float">
            <text:p>195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340" calcext:value-type="float">
            <text:p>10034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TFBW</text:p>
          </table:table-cell>
          <table:table-cell office:value-type="float" office:value="2938" calcext:value-type="float">
            <text:p>2938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7-05-13" calcext:value-type="date">
            <text:p>2017-05-13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343" calcext:value-type="float">
            <text:p>100343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TFBH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6-08-10" calcext:value-type="date">
            <text:p>2016-08-10</text:p>
          </table:table-cell>
          <table:table-cell office:value-type="float" office:value="1966" calcext:value-type="float">
            <text:p>19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343" calcext:value-type="float">
            <text:p>100343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TFBH</text:p>
          </table:table-cell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10-27" calcext:value-type="date">
            <text:p>2021-10-27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579" calcext:value-type="float">
            <text:p>100579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TFAG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6-02-13" calcext:value-type="date">
            <text:p>2016-02-13</text:p>
          </table:table-cell>
          <table:table-cell office:value-type="float" office:value="1968" calcext:value-type="float">
            <text:p>196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579" calcext:value-type="float">
            <text:p>100579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TFAG</text:p>
          </table:table-cell>
          <table:table-cell office:value-type="float" office:value="7183" calcext:value-type="float">
            <text:p>7183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0-09-13" calcext:value-type="date">
            <text:p>2020-09-13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1989" calcext:value-type="float">
            <text:p>198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603" calcext:value-type="float">
            <text:p>10060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TFEG</text:p>
          </table:table-cell>
          <table:table-cell office:value-type="float" office:value="2722" calcext:value-type="float">
            <text:p>2722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0-08-10" calcext:value-type="date">
            <text:p>2010-08-10</text:p>
          </table:table-cell>
          <table:table-cell office:value-type="float" office:value="2006" calcext:value-type="float">
            <text:p>200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603" calcext:value-type="float">
            <text:p>10060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TFEG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5-05-08" calcext:value-type="date">
            <text:p>2015-05-08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5" calcext:value-type="float">
            <text:p>2015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619" calcext:value-type="float">
            <text:p>1006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FIJ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3-08-02" calcext:value-type="date">
            <text:p>2013-08-02</text:p>
          </table:table-cell>
          <table:table-cell office:value-type="float" office:value="1960" calcext:value-type="float">
            <text:p>19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619" calcext:value-type="float">
            <text:p>1006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FIJ</text:p>
          </table:table-cell>
          <table:table-cell office:value-type="float" office:value="2930" calcext:value-type="float">
            <text:p>2930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6-11-22" calcext:value-type="date">
            <text:p>2016-11-22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6" calcext:value-type="float">
            <text:p>201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652" calcext:value-type="float">
            <text:p>100652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TFIT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4-11-08" calcext:value-type="date">
            <text:p>2014-11-08</text:p>
          </table:table-cell>
          <table:table-cell office:value-type="float" office:value="1965" calcext:value-type="float">
            <text:p>196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652" calcext:value-type="float">
            <text:p>100652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TFIT</text:p>
          </table:table-cell>
          <table:table-cell office:value-type="float" office:value="3013" calcext:value-type="float">
            <text:p>3013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7-23" calcext:value-type="date">
            <text:p>2021-07-23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716" calcext:value-type="float">
            <text:p>100716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TFAT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0-06-12" calcext:value-type="date">
            <text:p>2010-06-1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716" calcext:value-type="float">
            <text:p>100716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TFAT</text:p>
          </table:table-cell>
          <table:table-cell office:value-type="float" office:value="2999" calcext:value-type="float">
            <text:p>2999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5-14" calcext:value-type="date">
            <text:p>2021-05-14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907" calcext:value-type="float">
            <text:p>100907</text:p>
          </table:table-cell>
          <table:table-cell office:value-type="float" office:value="2395" calcext:value-type="float">
            <text:p>2395</text:p>
          </table:table-cell>
          <table:table-cell office:value-type="string" calcext:value-type="string">
            <text:p>TFAY</text:p>
          </table:table-cell>
          <table:table-cell office:value-type="float" office:value="2395" calcext:value-type="float">
            <text:p>2395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1-06-08" calcext:value-type="date">
            <text:p>2011-06-08</text:p>
          </table:table-cell>
          <table:table-cell office:value-type="float" office:value="1999" calcext:value-type="float">
            <text:p>199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907" calcext:value-type="float">
            <text:p>100907</text:p>
          </table:table-cell>
          <table:table-cell office:value-type="float" office:value="2395" calcext:value-type="float">
            <text:p>2395</text:p>
          </table:table-cell>
          <table:table-cell office:value-type="string" calcext:value-type="string">
            <text:p>TFAY</text:p>
          </table:table-cell>
          <table:table-cell office:value-type="float" office:value="2924" calcext:value-type="float">
            <text:p>2924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6-06-01" calcext:value-type="date">
            <text:p>2016-06-01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6" calcext:value-type="float">
            <text:p>201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15" calcext:value-type="float">
            <text:p>101015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TFRN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7-10-02" calcext:value-type="date">
            <text:p>2007-10-0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15" calcext:value-type="float">
            <text:p>101015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TFRN</text:p>
          </table:table-cell>
          <table:table-cell office:value-type="float" office:value="3031" calcext:value-type="float">
            <text:p>3031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2-08-25" calcext:value-type="date">
            <text:p>2022-08-25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 table:style-name="ce1" office:value-type="string" calcext:value-type="string">
            <text:p>Dubious match</text:p>
          </table:table-cell>
        </table:table-row>
        <table:table-row table:style-name="ro1">
          <table:table-cell office:value-type="float" office:value="101030" calcext:value-type="float">
            <text:p>101030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TFKF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8-10-22" calcext:value-type="date">
            <text:p>2008-10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30" calcext:value-type="float">
            <text:p>101030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TFKF</text:p>
          </table:table-cell>
          <table:table-cell office:value-type="float" office:value="2952" calcext:value-type="float">
            <text:p>2952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9-09-05" calcext:value-type="date">
            <text:p>2019-09-05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8" calcext:value-type="float">
            <text:p>201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65" calcext:value-type="float">
            <text:p>101065</text:p>
          </table:table-cell>
          <table:table-cell office:value-type="float" office:value="2888" calcext:value-type="float">
            <text:p>2888</text:p>
          </table:table-cell>
          <table:table-cell office:value-type="string" calcext:value-type="string">
            <text:p>TFAV</text:p>
          </table:table-cell>
          <table:table-cell office:value-type="float" office:value="1612" calcext:value-type="float">
            <text:p>1612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2-09-18" calcext:value-type="date">
            <text:p>2012-09-18</text:p>
          </table:table-cell>
          <table:table-cell office:value-type="float" office:value="1982" calcext:value-type="float">
            <text:p>198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65" calcext:value-type="float">
            <text:p>101065</text:p>
          </table:table-cell>
          <table:table-cell office:value-type="float" office:value="2888" calcext:value-type="float">
            <text:p>2888</text:p>
          </table:table-cell>
          <table:table-cell office:value-type="string" calcext:value-type="string">
            <text:p>TFAV</text:p>
          </table:table-cell>
          <table:table-cell office:value-type="float" office:value="2888" calcext:value-type="float">
            <text:p>2888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4-07-24" calcext:value-type="date">
            <text:p>2014-07-24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69" calcext:value-type="float">
            <text:p>101069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TFBN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6-05-20" calcext:value-type="date">
            <text:p>2016-05-20</text:p>
          </table:table-cell>
          <table:table-cell office:value-type="float" office:value="1973" calcext:value-type="float">
            <text:p>197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69" calcext:value-type="float">
            <text:p>101069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TFBN</text:p>
          </table:table-cell>
          <table:table-cell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7-04-21" calcext:value-type="date">
            <text:p>2017-04-21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1972" calcext:value-type="float">
            <text:p>197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72" calcext:value-type="float">
            <text:p>101072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TFST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8-11-22" calcext:value-type="date">
            <text:p>2008-11-22</text:p>
          </table:table-cell>
          <table:table-cell office:value-type="float" office:value="1973" calcext:value-type="float">
            <text:p>197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72" calcext:value-type="float">
            <text:p>101072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TFST</text:p>
          </table:table-cell>
          <table:table-cell office:value-type="float" office:value="2853" calcext:value-type="float">
            <text:p>2853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9-11-21" calcext:value-type="date">
            <text:p>2019-11-21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Strange speed profile</text:p>
          </table:table-cell>
        </table:table-row>
        <table:table-row table:style-name="ro1">
          <table:table-cell office:value-type="float" office:value="101074" calcext:value-type="float">
            <text:p>10107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FOS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8-09-18" calcext:value-type="date">
            <text:p>2018-09-18</text:p>
          </table:table-cell>
          <table:table-cell office:value-type="float" office:value="1991" calcext:value-type="float">
            <text:p>199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74" calcext:value-type="float">
            <text:p>10107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FOS</text:p>
          </table:table-cell>
          <table:table-cell office:value-type="float" office:value="3016" calcext:value-type="float">
            <text:p>3016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12-12" calcext:value-type="date">
            <text:p>2021-12-12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75" calcext:value-type="float">
            <text:p>10107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TFDD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5-06-10" calcext:value-type="date">
            <text:p>2015-06-10</text:p>
          </table:table-cell>
          <table:table-cell office:value-type="float" office:value="1964" calcext:value-type="float">
            <text:p>196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75" calcext:value-type="float">
            <text:p>10107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TFDD</text:p>
          </table:table-cell>
          <table:table-cell office:value-type="float" office:value="2944" calcext:value-type="float">
            <text:p>2944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7-09-07" calcext:value-type="date">
            <text:p>2017-09-07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79" calcext:value-type="float">
            <text:p>101079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TFAH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7-04-20" calcext:value-type="date">
            <text:p>2017-04-20</text:p>
          </table:table-cell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79" calcext:value-type="float">
            <text:p>101079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TFAH</text:p>
          </table:table-cell>
          <table:table-cell office:value-type="float" office:value="7126" calcext:value-type="float">
            <text:p>7126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5-27" calcext:value-type="date">
            <text:p>2021-05-27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1988" calcext:value-type="float">
            <text:p>198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83" calcext:value-type="float">
            <text:p>101083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TMP_TFCG</text:p>
          </table:table-cell>
          <table:table-cell office:value-type="float" office:value="2654" calcext:value-type="float">
            <text:p>2654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0-02-27" calcext:value-type="date">
            <text:p>2010-02-27</text:p>
          </table:table-cell>
          <table:table-cell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83" calcext:value-type="float">
            <text:p>101083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TMP_TFCG</text:p>
          </table:table-cell>
          <table:table-cell office:value-type="float" office:value="2870" calcext:value-type="float">
            <text:p>2870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3-09-09" calcext:value-type="date">
            <text:p>2013-09-09</text:p>
          </table:table-cell>
          <table:table-cell table:style-name="ce9" office:value-type="date" office:date-value="2013-11-26" calcext:value-type="date">
            <text:p>2013-11-26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84" calcext:value-type="float">
            <text:p>101084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TFCH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8-01-30" calcext:value-type="date">
            <text:p>2008-01-30</text:p>
          </table:table-cell>
          <table:table-cell office:value-type="float" office:value="1994" calcext:value-type="float">
            <text:p>199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84" calcext:value-type="float">
            <text:p>101084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TFCH</text:p>
          </table:table-cell>
          <table:table-cell office:value-type="float" office:value="2903" calcext:value-type="float">
            <text:p>2903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5-05-11" calcext:value-type="date">
            <text:p>2015-05-11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5" calcext:value-type="float">
            <text:p>2015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86" calcext:value-type="float">
            <text:p>101086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TFEP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5-04-02" calcext:value-type="date">
            <text:p>2015-04-02</text:p>
          </table:table-cell>
          <table:table-cell office:value-type="float" office:value="1941" calcext:value-type="float">
            <text:p>194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86" calcext:value-type="float">
            <text:p>101086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TFEP</text:p>
          </table:table-cell>
          <table:table-cell office:value-type="float" office:value="2955" calcext:value-type="float">
            <text:p>2955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8-06-03" calcext:value-type="date">
            <text:p>2018-06-03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8" calcext:value-type="float">
            <text:p>201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92" calcext:value-type="float">
            <text:p>101092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TFGT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8-10-12" calcext:value-type="date">
            <text:p>2018-10-12</text:p>
          </table:table-cell>
          <table:table-cell office:value-type="float" office:value="1965" calcext:value-type="float">
            <text:p>196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92" calcext:value-type="float">
            <text:p>101092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TFGT</text:p>
          </table:table-cell>
          <table:table-cell office:value-type="float" office:value="3002" calcext:value-type="float">
            <text:p>3002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5-13" calcext:value-type="date">
            <text:p>2021-05-13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99" calcext:value-type="float">
            <text:p>10109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FJL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4-07-17" calcext:value-type="date">
            <text:p>2014-07-17</text:p>
          </table:table-cell>
          <table:table-cell office:value-type="float" office:value="1960" calcext:value-type="float">
            <text:p>19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99" calcext:value-type="float">
            <text:p>10109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FJL</text:p>
          </table:table-cell>
          <table:table-cell office:value-type="float" office:value="2978" calcext:value-type="float">
            <text:p>2978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6-04" calcext:value-type="date">
            <text:p>2021-06-04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04" calcext:value-type="float">
            <text:p>101104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TFLF</text:p>
          </table:table-cell>
          <table:table-cell office:value-type="float" office:value="2345" calcext:value-type="float">
            <text:p>2345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7-07-13" calcext:value-type="date">
            <text:p>2017-07-13</text:p>
          </table:table-cell>
          <table:table-cell office:value-type="float" office:value="1998" calcext:value-type="float">
            <text:p>199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04" calcext:value-type="float">
            <text:p>101104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TFLF</text:p>
          </table:table-cell>
          <table:table-cell office:value-type="float" office:value="3035" calcext:value-type="float">
            <text:p>3035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2-06-28" calcext:value-type="date">
            <text:p>2022-06-28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06" calcext:value-type="float">
            <text:p>101106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TFMR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3-09-11" calcext:value-type="date">
            <text:p>2013-09-11</text:p>
          </table:table-cell>
          <table:table-cell office:value-type="float" office:value="1960" calcext:value-type="float">
            <text:p>196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06" calcext:value-type="float">
            <text:p>101106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TFMR</text:p>
          </table:table-cell>
          <table:table-cell office:value-type="float" office:value="2883" calcext:value-type="float">
            <text:p>2883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4-07-09" calcext:value-type="date">
            <text:p>2014-07-09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19" calcext:value-type="float">
            <text:p>101119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TFQF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22-04-30" calcext:value-type="date">
            <text:p>2022-04-30</text:p>
          </table:table-cell>
          <table:table-cell office:value-type="float" office:value="1975" calcext:value-type="float">
            <text:p>1975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19" calcext:value-type="float">
            <text:p>101119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TFQF</text:p>
          </table:table-cell>
          <table:table-cell office:value-type="float" office:value="2730" calcext:value-type="float">
            <text:p>2730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2-05-01" calcext:value-type="date">
            <text:p>2022-05-01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06" calcext:value-type="float">
            <text:p>200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42" calcext:value-type="float">
            <text:p>10114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TFT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5-07-10" calcext:value-type="date">
            <text:p>2015-07-10</text:p>
          </table:table-cell>
          <table:table-cell office:value-type="float" office:value="1973" calcext:value-type="float">
            <text:p>19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42" calcext:value-type="float">
            <text:p>10114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TFTE</text:p>
          </table:table-cell>
          <table:table-cell office:value-type="float" office:value="3004" calcext:value-type="float">
            <text:p>3004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5-18" calcext:value-type="date">
            <text:p>2021-05-18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44" calcext:value-type="float">
            <text:p>101144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TFHA</text:p>
          </table:table-cell>
          <table:table-cell office:value-type="float" office:value="1674" calcext:value-type="float">
            <text:p>1674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20-07-24" calcext:value-type="date">
            <text:p>2020-07-24</text:p>
          </table:table-cell>
          <table:table-cell office:value-type="float" office:value="1985" calcext:value-type="float">
            <text:p>198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44" calcext:value-type="float">
            <text:p>101144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TFHA</text:p>
          </table:table-cell>
          <table:table-cell office:value-type="float" office:value="3022" calcext:value-type="float">
            <text:p>3022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2-04-08" calcext:value-type="date">
            <text:p>2022-04-08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48" calcext:value-type="float">
            <text:p>101148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TFFK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9-09-12" calcext:value-type="date">
            <text:p>2019-09-12</text:p>
          </table:table-cell>
          <table:table-cell office:value-type="float" office:value="1965" calcext:value-type="float">
            <text:p>196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48" calcext:value-type="float">
            <text:p>101148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TFFK</text:p>
          </table:table-cell>
          <table:table-cell office:value-type="float" office:value="3017" calcext:value-type="float">
            <text:p>3017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2-07-10" calcext:value-type="date">
            <text:p>2022-07-10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61" calcext:value-type="float">
            <text:p>101161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TFMA</text:p>
          </table:table-cell>
          <table:table-cell office:value-type="float" office:value="2154" calcext:value-type="float">
            <text:p>2154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3-02-13" calcext:value-type="date">
            <text:p>2013-02-13</text:p>
          </table:table-cell>
          <table:table-cell office:value-type="float" office:value="1992" calcext:value-type="float">
            <text:p>199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61" calcext:value-type="float">
            <text:p>101161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TFMA</text:p>
          </table:table-cell>
          <table:table-cell office:value-type="float" office:value="2861" calcext:value-type="float">
            <text:p>2861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8-03-15" calcext:value-type="date">
            <text:p>2018-03-15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8" calcext:value-type="float">
            <text:p>201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205" calcext:value-type="float">
            <text:p>101205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TFHG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8-02-08" calcext:value-type="date">
            <text:p>2008-02-0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205" calcext:value-type="float">
            <text:p>101205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TFHG</text:p>
          </table:table-cell>
          <table:table-cell office:value-type="float" office:value="1453" calcext:value-type="float">
            <text:p>1453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5-06-21" calcext:value-type="date">
            <text:p>2015-06-21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1976" calcext:value-type="float">
            <text:p>197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223" calcext:value-type="float">
            <text:p>101223</text:p>
          </table:table-cell>
          <table:table-cell table:number-columns-repeated="3"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1-09-01" calcext:value-type="date">
            <text:p>2011-09-01</text:p>
          </table:table-cell>
          <table:table-cell office:value-type="float" office:value="1965" calcext:value-type="float">
            <text:p>19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223" calcext:value-type="float">
            <text:p>101223</text:p>
          </table:table-cell>
          <table:table-cell table:number-columns-repeated="2" office:value-type="float" office:value="971" calcext:value-type="float">
            <text:p>971</text:p>
          </table:table-cell>
          <table:table-cell office:value-type="float" office:value="2718" calcext:value-type="float">
            <text:p>2718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7-09-07" calcext:value-type="date">
            <text:p>2017-09-07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07" calcext:value-type="float">
            <text:p>200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227" calcext:value-type="float">
            <text:p>101227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TFBC</text:p>
          </table:table-cell>
          <table:table-cell office:value-type="float" office:value="1395" calcext:value-type="float">
            <text:p>1395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9-09-27" calcext:value-type="date">
            <text:p>2019-09-27</text:p>
          </table:table-cell>
          <table:table-cell office:value-type="float" office:value="1975" calcext:value-type="float">
            <text:p>197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227" calcext:value-type="float">
            <text:p>101227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TFBC</text:p>
          </table:table-cell>
          <table:table-cell office:value-type="float" office:value="2937" calcext:value-type="float">
            <text:p>2937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0-08-31" calcext:value-type="date">
            <text:p>2020-08-31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402" calcext:value-type="float">
            <text:p>101402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TFCM</text:p>
          </table:table-cell>
          <table:table-cell office:value-type="float" office:value="2410" calcext:value-type="float">
            <text:p>2410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9-04-11" calcext:value-type="date">
            <text:p>2019-04-11</text:p>
          </table:table-cell>
          <table:table-cell office:value-type="float" office:value="2000" calcext:value-type="float">
            <text:p>200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402" calcext:value-type="float">
            <text:p>101402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TFCM</text:p>
          </table:table-cell>
          <table:table-cell office:value-type="float" office:value="2982" calcext:value-type="float">
            <text:p>2982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2-17" calcext:value-type="date">
            <text:p>2021-02-17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408" calcext:value-type="float">
            <text:p>10140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TFJU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7-08-10" calcext:value-type="date">
            <text:p>2007-08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408" calcext:value-type="float">
            <text:p>10140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TFJU</text:p>
          </table:table-cell>
          <table:table-cell office:value-type="float" office:value="2991" calcext:value-type="float">
            <text:p>2991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2-17" calcext:value-type="date">
            <text:p>2021-02-17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545" calcext:value-type="float">
            <text:p>101545</text:p>
          </table:table-cell>
          <table:table-cell office:value-type="string" calcext:value-type="string">
            <text:p>EA300</text:p>
          </table:table-cell>
          <table:table-cell office:value-type="string" calcext:value-type="string">
            <text:p>TFKO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0-10-20" calcext:value-type="date">
            <text:p>2010-10-20</text:p>
          </table:table-cell>
          <table:table-cell office:value-type="float" office:value="1944" calcext:value-type="float">
            <text:p>19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545" calcext:value-type="float">
            <text:p>101545</text:p>
          </table:table-cell>
          <table:table-cell office:value-type="string" calcext:value-type="string">
            <text:p>EA300</text:p>
          </table:table-cell>
          <table:table-cell office:value-type="string" calcext:value-type="string">
            <text:p>TFKO</text:p>
          </table:table-cell>
          <table:table-cell office:value-type="float" office:value="2894" calcext:value-type="float">
            <text:p>2894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7-09-14" calcext:value-type="date">
            <text:p>2017-09-14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548" calcext:value-type="float">
            <text:p>101548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TFDN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8-10-02" calcext:value-type="date">
            <text:p>2008-10-0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548" calcext:value-type="float">
            <text:p>101548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TFDN</text:p>
          </table:table-cell>
          <table:table-cell office:value-type="float" office:value="2929" calcext:value-type="float">
            <text:p>2929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6-11-02" calcext:value-type="date">
            <text:p>2016-11-02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6" calcext:value-type="float">
            <text:p>201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2100" calcext:value-type="float">
            <text:p>102100</text:p>
          </table:table-cell>
          <table:table-cell office:value-type="string" calcext:value-type="string">
            <text:p>GK012</text:p>
          </table:table-cell>
          <table:table-cell office:value-type="string" calcext:value-type="string">
            <text:p>TFBO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20-12-06" calcext:value-type="date">
            <text:p>2020-12-06</text:p>
          </table:table-cell>
          <table:table-cell office:value-type="float" office:value="1972" calcext:value-type="float">
            <text:p>197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2100" calcext:value-type="float">
            <text:p>102100</text:p>
          </table:table-cell>
          <table:table-cell office:value-type="string" calcext:value-type="string">
            <text:p>GK012</text:p>
          </table:table-cell>
          <table:table-cell office:value-type="string" calcext:value-type="string">
            <text:p>TFBO</text:p>
          </table:table-cell>
          <table:table-cell office:value-type="float" office:value="2995" calcext:value-type="float">
            <text:p>2995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7-25" calcext:value-type="date">
            <text:p>2021-07-25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2284" calcext:value-type="float">
            <text:p>102284</text:p>
          </table:table-cell>
          <table:table-cell office:value-type="string" calcext:value-type="string">
            <text:p>SI067</text:p>
          </table:table-cell>
          <table:table-cell office:value-type="string" calcext:value-type="string">
            <text:p>TFYY</text:p>
          </table:table-cell>
          <table:table-cell office:value-type="float" office:value="2061" calcext:value-type="float">
            <text:p>2061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8-08-21" calcext:value-type="date">
            <text:p>2008-08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2284" calcext:value-type="float">
            <text:p>102284</text:p>
          </table:table-cell>
          <table:table-cell office:value-type="string" calcext:value-type="string">
            <text:p>SI067</text:p>
          </table:table-cell>
          <table:table-cell office:value-type="string" calcext:value-type="string">
            <text:p>TFYY</text:p>
          </table:table-cell>
          <table:table-cell office:value-type="float" office:value="2917" calcext:value-type="float">
            <text:p>2917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7-05-14" calcext:value-type="date">
            <text:p>2017-05-14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2555" calcext:value-type="float">
            <text:p>102555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TFHD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8-06-29" calcext:value-type="date">
            <text:p>2008-06-2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2555" calcext:value-type="float">
            <text:p>102555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TFHD</text:p>
          </table:table-cell>
          <table:table-cell office:value-type="float" office:value="2822" calcext:value-type="float">
            <text:p>2822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2-06-26" calcext:value-type="date">
            <text:p>2012-06-26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2" calcext:value-type="float">
            <text:p>201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015" calcext:value-type="float">
            <text:p>103015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TFIS</text:p>
          </table:table-cell>
          <table:table-cell office:value-type="float" office:value="2702" calcext:value-type="float">
            <text:p>2702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3-06-29" calcext:value-type="date">
            <text:p>2013-06-29</text:p>
          </table:table-cell>
          <table:table-cell office:value-type="float" office:value="2006" calcext:value-type="float">
            <text:p>200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015" calcext:value-type="float">
            <text:p>103015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TFIS</text:p>
          </table:table-cell>
          <table:table-cell office:value-type="float" office:value="2985" calcext:value-type="float">
            <text:p>2985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9-12-03" calcext:value-type="date">
            <text:p>2019-12-03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067" calcext:value-type="float">
            <text:p>103067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TFBT</text:p>
          </table:table-cell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0-11-17" calcext:value-type="date">
            <text:p>2010-11-17</text:p>
          </table:table-cell>
          <table:table-cell office:value-type="float" office:value="1964" calcext:value-type="float">
            <text:p>196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067" calcext:value-type="float">
            <text:p>103067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TFBT</text:p>
          </table:table-cell>
          <table:table-cell office:value-type="float" office:value="2936" calcext:value-type="float">
            <text:p>2936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7-06-11" calcext:value-type="date">
            <text:p>2017-06-11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173" calcext:value-type="float">
            <text:p>1031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FAE</text:p>
          </table:table-cell>
          <table:table-cell office:value-type="float" office:value="2549" calcext:value-type="float">
            <text:p>2549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3-10-16" calcext:value-type="date">
            <text:p>2013-10-16</text:p>
          </table:table-cell>
          <table:table-cell office:value-type="float" office:value="2001" calcext:value-type="float">
            <text:p>20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173" calcext:value-type="float">
            <text:p>1031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FAE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6-10-26" calcext:value-type="date">
            <text:p>2016-10-26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04" calcext:value-type="float">
            <text:p>200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251" calcext:value-type="float">
            <text:p>103251</text:p>
          </table:table-cell>
          <table:table-cell office:value-type="float" office:value="4322" calcext:value-type="float">
            <text:p>4322</text:p>
          </table:table-cell>
          <table:table-cell office:value-type="string" calcext:value-type="string">
            <text:p>TFDP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2-01-28" calcext:value-type="date">
            <text:p>2012-01-28</text:p>
          </table:table-cell>
          <table:table-cell office:value-type="float" office:value="1975" calcext:value-type="float">
            <text:p>197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251" calcext:value-type="float">
            <text:p>103251</text:p>
          </table:table-cell>
          <table:table-cell office:value-type="float" office:value="4322" calcext:value-type="float">
            <text:p>4322</text:p>
          </table:table-cell>
          <table:table-cell office:value-type="string" calcext:value-type="string">
            <text:p>TFDP</text:p>
          </table:table-cell>
          <table:table-cell office:value-type="float" office:value="2948" calcext:value-type="float">
            <text:p>2948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7-09-07" calcext:value-type="date">
            <text:p>2017-09-07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872" calcext:value-type="float">
            <text:p>103872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TFBJ</text:p>
          </table:table-cell>
          <table:table-cell office:value-type="float" office:value="2750" calcext:value-type="float">
            <text:p>2750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7-06-05" calcext:value-type="date">
            <text:p>2017-06-05</text:p>
          </table:table-cell>
          <table:table-cell office:value-type="float" office:value="2007" calcext:value-type="float">
            <text:p>200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872" calcext:value-type="float">
            <text:p>103872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TFBJ</text:p>
          </table:table-cell>
          <table:table-cell office:value-type="float" office:value="3015" calcext:value-type="float">
            <text:p>3015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8-26" calcext:value-type="date">
            <text:p>2021-08-26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4362" calcext:value-type="float">
            <text:p>104362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TFKL</text:p>
          </table:table-cell>
          <table:table-cell office:value-type="float" office:value="2772" calcext:value-type="float">
            <text:p>2772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9-05-14" calcext:value-type="date">
            <text:p>2019-05-14</text:p>
          </table:table-cell>
          <table:table-cell office:value-type="float" office:value="2007" calcext:value-type="float">
            <text:p>20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4362" calcext:value-type="float">
            <text:p>104362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TFKL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02-23" calcext:value-type="date">
            <text:p>2021-02-23</text:p>
          </table:table-cell>
          <table:table-cell table:style-name="ce9" office:value-type="date" office:date-value="2029-12-31" calcext:value-type="date">
            <text:p>2029-12-3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table:style-name="ce3" office:value-type="float" office:value="108982" calcext:value-type="float">
            <text:p>108982</text:p>
          </table:table-cell>
          <table:table-cell table:style-name="ce3" office:value-type="float" office:value="2835" calcext:value-type="float">
            <text:p>2835</text:p>
          </table:table-cell>
          <table:table-cell table:style-name="ce3" office:value-type="string" calcext:value-type="string">
            <text:p>TFFL</text:p>
          </table:table-cell>
          <table:table-cell table:style-name="ce3" office:value-type="float" office:value="2835" calcext:value-type="float">
            <text:p>2835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date" office:date-value="2012-09-07" calcext:value-type="date">
            <text:p>2012-09-07</text:p>
          </table:table-cell>
          <table:table-cell table:style-name="ce7" office:value-type="date" office:date-value="2018-07-20" calcext:value-type="date">
            <text:p>2018-07-20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8982" calcext:value-type="float">
            <text:p>108982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TFFL</text:p>
          </table:table-cell>
          <table:table-cell office:value-type="float" office:value="7830" calcext:value-type="float">
            <text:p>7830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0-07-10" calcext:value-type="date">
            <text:p>2020-07-10</text:p>
          </table:table-cell>
          <table:table-cell table:style-name="ce9" office:value-type="date" office:date-value="2029-12-31" calcext:value-type="date">
            <text:p>2029-12-31</text:p>
          </table:table-cell>
          <table:table-cell office:value-type="float" office:value="2018" calcext:value-type="float">
            <text:p>201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892" calcext:value-type="float">
            <text:p>101892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TFRA</text:p>
          </table:table-cell>
          <table:table-cell office:value-type="float" office:value="1511" calcext:value-type="float">
            <text:p>1511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21-09-19" calcext:value-type="date">
            <text:p>2021-09-19</text:p>
          </table:table-cell>
          <table:table-cell office:value-type="float" office:value="1978" calcext:value-type="float">
            <text:p>197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892" calcext:value-type="float">
            <text:p>101892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TFRA</text:p>
          </table:table-cell>
          <table:table-cell office:value-type="float" office:value="-1511" calcext:value-type="float">
            <text:p>-1511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1-11-24" calcext:value-type="date">
            <text:p>2021-11-24</text:p>
          </table:table-cell>
          <table:table-cell table:style-name="ce9" office:value-type="date" office:date-value="2024-06-01" calcext:value-type="date">
            <text:p>2024-06-01</text:p>
          </table:table-cell>
          <table:table-cell table:number-columns-repeated="2"/>
          <table:table-cell office:value-type="string" calcext:value-type="string">
            <text:p>dual</text:p>
          </table:table-cell>
          <table:table-cell office:value-type="string" calcext:value-type="string">
            <text:p>This may actually be vid = 1511</text:p>
          </table:table-cell>
        </table:table-row>
        <table:table-row table:style-name="ro1">
          <table:table-cell office:value-type="float" office:value="102515" calcext:value-type="float">
            <text:p>102515</text:p>
          </table:table-cell>
          <table:table-cell office:value-type="string" calcext:value-type="string">
            <text:p>ÞH363</text:p>
          </table:table-cell>
          <table:table-cell office:value-type="string" calcext:value-type="string">
            <text:p>TFJA</text:p>
          </table:table-cell>
          <table:table-cell office:value-type="float" office:value="2643" calcext:value-type="float">
            <text:p>2643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8-07-27" calcext:value-type="date">
            <text:p>2018-07-27</text:p>
          </table:table-cell>
          <table:table-cell office:value-type="float" office:value="2014" calcext:value-type="float">
            <text:p>201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2515" calcext:value-type="float">
            <text:p>102515</text:p>
          </table:table-cell>
          <table:table-cell office:value-type="string" calcext:value-type="string">
            <text:p>ÞH363</text:p>
          </table:table-cell>
          <table:table-cell office:value-type="string" calcext:value-type="string">
            <text:p>TFJA</text:p>
          </table:table-cell>
          <table:table-cell office:value-type="float" office:value="3030" calcext:value-type="float">
            <text:p>3030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2-04-09" calcext:value-type="date">
            <text:p>2022-04-09</text:p>
          </table:table-cell>
          <table:table-cell table:style-name="ce9" office:value-type="date" office:date-value="2024-12-16" calcext:value-type="date">
            <text:p>2024-12-16</text:p>
          </table:table-cell>
          <table:table-cell table:number-columns-repeated="2"/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2543" calcext:value-type="float">
            <text:p>102543</text:p>
          </table:table-cell>
          <table:table-cell office:value-type="string" calcext:value-type="string">
            <text:p>GK299</text:p>
          </table:table-cell>
          <table:table-cell office:value-type="string" calcext:value-type="string">
            <text:p>TFCN</text:p>
          </table:table-cell>
          <table:table-cell office:value-type="float" office:value="2644" calcext:value-type="float">
            <text:p>2644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8-01-01" calcext:value-type="date">
            <text:p>2008-01-01</text:p>
          </table:table-cell>
          <table:table-cell table:style-name="ce9" office:value-type="date" office:date-value="2008-03-29" calcext:value-type="date">
            <text:p>2008-03-29</text:p>
          </table:table-cell>
          <table:table-cell office:value-type="float" office:value="2004" calcext:value-type="float">
            <text:p>200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2543" calcext:value-type="float">
            <text:p>102543</text:p>
          </table:table-cell>
          <table:table-cell office:value-type="string" calcext:value-type="string">
            <text:p>GK299</text:p>
          </table:table-cell>
          <table:table-cell office:value-type="string" calcext:value-type="string">
            <text:p>TFCN</text:p>
          </table:table-cell>
          <table:table-cell office:value-type="float" office:value="2706" calcext:value-type="float">
            <text:p>2706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8-08-03" calcext:value-type="date">
            <text:p>2018-08-03</text:p>
          </table:table-cell>
          <table:table-cell table:style-name="ce9" office:value-type="date" office:date-value="2024-12-05" calcext:value-type="date">
            <text:p>2024-12-05</text:p>
          </table:table-cell>
          <table:table-cell office:value-type="float" office:value="2007" calcext:value-type="float">
            <text:p>200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25" calcext:value-type="float">
            <text:p>1010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FEZ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8-10-31" calcext:value-type="date">
            <text:p>2008-10-31</text:p>
          </table:table-cell>
          <table:table-cell office:value-type="float" office:value="1964" calcext:value-type="float">
            <text:p>196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25" calcext:value-type="float">
            <text:p>1010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FEZ</text:p>
          </table:table-cell>
          <table:table-cell office:value-type="float" office:value="3044" calcext:value-type="float">
            <text:p>3044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4-02-08" calcext:value-type="date">
            <text:p>2024-02-08</text:p>
          </table:table-cell>
          <table:table-cell table:style-name="ce9" office:value-type="date" office:date-value="2024-10-29" calcext:value-type="date">
            <text:p>2024-10-29</text:p>
          </table:table-cell>
          <table:table-cell table:number-columns-repeated="2"/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97" calcext:value-type="float">
            <text:p>101097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TFIR</text:p>
          </table:table-cell>
          <table:table-cell office:value-type="float" office:value="1328" calcext:value-type="float">
            <text:p>1328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8-06-04" calcext:value-type="date">
            <text:p>2008-06-04</text:p>
          </table:table-cell>
          <table:table-cell table:style-name="ce9" office:value-type="date" office:date-value="2008-05-20" calcext:value-type="date">
            <text:p>2008-05-20</text:p>
          </table:table-cell>
          <table:table-cell office:value-type="float" office:value="1973" calcext:value-type="float">
            <text:p>197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97" calcext:value-type="float">
            <text:p>101097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TFIR</text:p>
          </table:table-cell>
          <table:table-cell office:value-type="float" office:value="3025" calcext:value-type="float">
            <text:p>3025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3-09-07" calcext:value-type="date">
            <text:p>2023-09-07</text:p>
          </table:table-cell>
          <table:table-cell table:style-name="ce9" office:value-type="date" office:date-value="2024-11-09" calcext:value-type="date">
            <text:p>2024-11-09</text:p>
          </table:table-cell>
          <table:table-cell table:number-columns-repeated="2"/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2998" calcext:value-type="float">
            <text:p>10299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TFJD</text:p>
          </table:table-cell>
          <table:table-cell office:value-type="float" office:value="-973" calcext:value-type="float">
            <text:p>-973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15-05-19" calcext:value-type="date">
            <text:p>2015-05-19</text:p>
          </table:table-cell>
          <table:table-cell table:style-name="ce9" office:value-type="date" office:date-value="2015-05-20" calcext:value-type="date">
            <text:p>2015-05-20</text:p>
          </table:table-cell>
          <table:table-cell office:value-type="float" office:value="1965" calcext:value-type="float">
            <text:p>196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Few datapoints</text:p>
          </table:table-cell>
        </table:table-row>
        <table:table-row table:style-name="ro1">
          <table:table-cell office:value-type="float" office:value="102998" calcext:value-type="float">
            <text:p>10299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TFJD</text:p>
          </table:table-cell>
          <table:table-cell office:value-type="float" office:value="3032" calcext:value-type="float">
            <text:p>3032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3-07-18" calcext:value-type="date">
            <text:p>2023-07-18</text:p>
          </table:table-cell>
          <table:table-cell table:style-name="ce9" office:value-type="date" office:date-value="2024-12-08" calcext:value-type="date">
            <text:p>2024-12-08</text:p>
          </table:table-cell>
          <table:table-cell table:number-columns-repeated="2"/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81" calcext:value-type="float">
            <text:p>101081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TFBS</text:p>
          </table:table-cell>
          <table:table-cell office:value-type="float" office:value="2067" calcext:value-type="float">
            <text:p>2067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2-05-20" calcext:value-type="date">
            <text:p>2012-05-20</text:p>
          </table:table-cell>
          <table:table-cell office:value-type="float" office:value="1990" calcext:value-type="float">
            <text:p>199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This vessel may also be to the next line</text:p>
          </table:table-cell>
        </table:table-row>
        <table:table-row table:style-name="ro1">
          <table:table-cell office:value-type="float" office:value="101081" calcext:value-type="float">
            <text:p>101081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TFBS</text:p>
          </table:table-cell>
          <table:table-cell table:style-name="ce8" office:value-type="float" office:value="2067" calcext:value-type="float">
            <text:p>2067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7-02-28" calcext:value-type="date">
            <text:p>2017-02-28</text:p>
          </table:table-cell>
          <table:table-cell table:style-name="ce9" office:value-type="date" office:date-value="2020-07-04" calcext:value-type="date">
            <text:p>2020-07-04</text:p>
          </table:table-cell>
          <table:table-cell table:number-columns-repeated="2"/>
          <table:table-cell office:value-type="string" calcext:value-type="string">
            <text:p>dual</text:p>
          </table:table-cell>
          <table:table-cell office:value-type="string" calcext:value-type="string">
            <text:p>Patterns different after mid 2020</text:p>
          </table:table-cell>
        </table:table-row>
        <table:table-row table:style-name="ro1">
          <table:table-cell office:value-type="float" office:value="101081" calcext:value-type="float">
            <text:p>101081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TFBS</text:p>
          </table:table-cell>
          <table:table-cell office:value-type="float" office:value="7807" calcext:value-type="float">
            <text:p>7807</text:p>
          </table:table-cell>
          <table:table-cell office:value-type="float" office:value="3" calcext:value-type="float">
            <text:p>3</text:p>
          </table:table-cell>
          <table:table-cell table:style-name="ce9" office:value-type="date" office:date-value="2020-08-04" calcext:value-type="date">
            <text:p>2020-08-04</text:p>
          </table:table-cell>
          <table:table-cell table:style-name="ce9" office:value-type="date" office:date-value="2023-06-04" calcext:value-type="date">
            <text:p>2023-06-04</text:p>
          </table:table-cell>
          <table:table-cell table:number-columns-repeated="2"/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404" calcext:value-type="float">
            <text:p>1004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FS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4" calcext:value-type="date">
            <text:p>2007-06-04</text:p>
          </table:table-cell>
          <table:table-cell table:style-name="ce9" office:value-type="date" office:date-value="2008-06-13" calcext:value-type="date">
            <text:p>2008-06-13</text:p>
          </table:table-cell>
          <table:table-cell office:value-type="float" office:value="1963" calcext:value-type="float">
            <text:p>196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0404" calcext:value-type="float">
            <text:p>1004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FSY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08-06-14" calcext:value-type="date">
            <text:p>2008-06-14</text:p>
          </table:table-cell>
          <table:table-cell table:style-name="ce9" office:value-type="date" office:date-value="2023-10-04" calcext:value-type="date">
            <text:p>2023-10-04</text:p>
          </table:table-cell>
          <table:table-cell table:number-columns-repeated="2"/>
          <table:table-cell office:value-type="string" calcext:value-type="string">
            <text:p>dual</text:p>
          </table:table-cell>
          <table:table-cell office:value-type="string" calcext:value-type="string">
            <text:p>May need a revisit</text:p>
          </table:table-cell>
        </table:table-row>
        <table:table-row table:style-name="ro1">
          <table:table-cell office:value-type="float" office:value="100193" calcext:value-type="float">
            <text:p>100193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TFSU</text:p>
          </table:table-cell>
          <table:table-cell office:value-type="float" office:value="-467" calcext:value-type="float">
            <text:p>-467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8-07-01" calcext:value-type="date">
            <text:p>2008-07-01</text:p>
          </table:table-cell>
          <table:table-cell table:style-name="ce9" office:value-type="date" office:date-value="2012-07-18" calcext:value-type="date">
            <text:p>2012-07-18</text:p>
          </table:table-cell>
          <table:table-cell table:number-columns-repeated="2"/>
          <table:table-cell office:value-type="string" calcext:value-type="string">
            <text:p>dual</text:p>
          </table:table-cell>
          <table:table-cell office:value-type="string" calcext:value-type="string">
            <text:p>3 spurious points</text:p>
          </table:table-cell>
        </table:table-row>
        <table:table-row table:style-name="ro1">
          <table:table-cell office:value-type="float" office:value="100193" calcext:value-type="float">
            <text:p>100193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TFSU</text:p>
          </table:table-cell>
          <table:table-cell office:value-type="float" office:value="2945" calcext:value-type="float">
            <text:p>2945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7-06-22" calcext:value-type="date">
            <text:p>2017-06-22</text:p>
          </table:table-cell>
          <table:table-cell table:style-name="ce9" office:value-type="date" office:date-value="2017-12-21" calcext:value-type="date">
            <text:p>2017-12-21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03" calcext:value-type="float">
            <text:p>101103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TFLC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10-15" calcext:value-type="date">
            <text:p>2007-10-15</text:p>
          </table:table-cell>
          <table:table-cell table:style-name="ce9" office:value-type="date" office:date-value="2007-12-06" calcext:value-type="date">
            <text:p>2007-12-06</text:p>
          </table:table-cell>
          <table:table-cell office:value-type="float" office:value="1973" calcext:value-type="float">
            <text:p>197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03" calcext:value-type="float">
            <text:p>101103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TFLC</text:p>
          </table:table-cell>
          <table:table-cell office:value-type="float" office:value="2954" calcext:value-type="float">
            <text:p>2954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9-07-12" calcext:value-type="date">
            <text:p>2019-07-12</text:p>
          </table:table-cell>
          <table:table-cell table:style-name="ce9" office:value-type="date" office:date-value="2024-12-12" calcext:value-type="date">
            <text:p>2024-12-12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96" calcext:value-type="float">
            <text:p>101196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TFBY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9-02" calcext:value-type="date">
            <text:p>2007-09-02</text:p>
          </table:table-cell>
          <table:table-cell table:style-name="ce9" office:value-type="date" office:date-value="2019-09-26" calcext:value-type="date">
            <text:p>2019-09-26</text:p>
          </table:table-cell>
          <table:table-cell office:value-type="float" office:value="1974" calcext:value-type="float">
            <text:p>197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196" calcext:value-type="float">
            <text:p>101196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TFBY</text:p>
          </table:table-cell>
          <table:table-cell office:value-type="float" office:value="3018" calcext:value-type="float">
            <text:p>3018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23-01-30" calcext:value-type="date">
            <text:p>2023-01-30</text:p>
          </table:table-cell>
          <table:table-cell table:style-name="ce9" office:value-type="date" office:date-value="2024-12-15" calcext:value-type="date">
            <text:p>2024-12-15</text:p>
          </table:table-cell>
          <table:table-cell table:number-columns-repeated="2"/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934" calcext:value-type="float">
            <text:p>103934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TFID</text:p>
          </table:table-cell>
          <table:table-cell office:value-type="float" office:value="2724" calcext:value-type="float">
            <text:p>2724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8-03-05" calcext:value-type="date">
            <text:p>2008-03-05</text:p>
          </table:table-cell>
          <table:table-cell office:value-type="float" office:value="2006" calcext:value-type="float">
            <text:p>20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3934" calcext:value-type="float">
            <text:p>103934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TFID</text:p>
          </table:table-cell>
          <table:table-cell office:value-type="float" office:value="2962" calcext:value-type="float">
            <text:p>2962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9-09-02" calcext:value-type="date">
            <text:p>2019-09-02</text:p>
          </table:table-cell>
          <table:table-cell table:style-name="ce9" office:value-type="date" office:date-value="2024-12-14" calcext:value-type="date">
            <text:p>2024-12-14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776" calcext:value-type="float">
            <text:p>101776</text:p>
          </table:table-cell>
          <table:table-cell office:value-type="string" calcext:value-type="string">
            <text:p>GK666</text:p>
          </table:table-cell>
          <table:table-cell office:value-type="string" calcext:value-type="string">
            <text:p>TFGN</text:p>
          </table:table-cell>
          <table:table-cell office:value-type="float" office:value="1576" calcext:value-type="float">
            <text:p>1576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11-10-21" calcext:value-type="date">
            <text:p>2011-10-21</text:p>
          </table:table-cell>
          <table:table-cell office:value-type="float" office:value="1981" calcext:value-type="float">
            <text:p>198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776" calcext:value-type="float">
            <text:p>101776</text:p>
          </table:table-cell>
          <table:table-cell office:value-type="string" calcext:value-type="string">
            <text:p>GK666</text:p>
          </table:table-cell>
          <table:table-cell office:value-type="string" calcext:value-type="string">
            <text:p>TFGN</text:p>
          </table:table-cell>
          <table:table-cell office:value-type="float" office:value="2856" calcext:value-type="float">
            <text:p>2856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4-09-08" calcext:value-type="date">
            <text:p>2014-09-08</text:p>
          </table:table-cell>
          <table:table-cell table:style-name="ce9" office:value-type="date" office:date-value="2024-12-15" calcext:value-type="date">
            <text:p>2024-12-15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89" calcext:value-type="float">
            <text:p>101089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TFGI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08-07-19" calcext:value-type="date">
            <text:p>2008-07-19</text:p>
          </table:table-cell>
          <table:table-cell office:value-type="float" office:value="1966" calcext:value-type="float">
            <text:p>196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1089" calcext:value-type="float">
            <text:p>101089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TFGI</text:p>
          </table:table-cell>
          <table:table-cell office:value-type="float" office:value="2907" calcext:value-type="float">
            <text:p>2907</text:p>
          </table:table-cell>
          <table:table-cell office:value-type="float" office:value="2" calcext:value-type="float">
            <text:p>2</text:p>
          </table:table-cell>
          <table:table-cell table:style-name="ce9" office:value-type="date" office:date-value="2016-01-04" calcext:value-type="date">
            <text:p>2016-01-04</text:p>
          </table:table-cell>
          <table:table-cell table:style-name="ce9" office:value-type="date" office:date-value="2019-11-15" calcext:value-type="date">
            <text:p>2019-11-15</text:p>
          </table:table-cell>
          <table:table-cell office:value-type="float" office:value="2015" calcext:value-type="float">
            <text:p>2015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02795" calcext:value-type="float">
            <text:p>102795</text:p>
          </table:table-cell>
          <table:table-cell office:value-type="string" calcext:value-type="string">
            <text:p>EA012</text:p>
          </table:table-cell>
          <table:table-cell office:value-type="string" calcext:value-type="string">
            <text:p>TFBZ</text:p>
          </table:table-cell>
          <table:table-cell office:value-type="float" office:value="2848" calcext:value-type="float">
            <text:p>2848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12-11-30" calcext:value-type="date">
            <text:p>2012-11-30</text:p>
          </table:table-cell>
          <table:table-cell table:style-name="ce9" office:value-type="date" office:date-value="2024-10-17" calcext:value-type="date">
            <text:p>2024-10-17</text:p>
          </table:table-cell>
          <table:table-cell office:value-type="float" office:value="2012" calcext:value-type="float">
            <text:p>201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AMBASSADOR</text:p>
          </table:table-cell>
        </table:table-row>
        <table:table-row table:style-name="ro1">
          <table:table-cell office:value-type="float" office:value="101787" calcext:value-type="float">
            <text:p>101787</text:p>
          </table:table-cell>
          <table:table-cell office:value-type="string" calcext:value-type="string">
            <text:p>EA210</text:p>
          </table:table-cell>
          <table:table-cell office:value-type="string" calcext:value-type="string">
            <text:p>TFBQ</text:p>
          </table:table-cell>
          <table:table-cell office:value-type="float" office:value="2859" calcext:value-type="float">
            <text:p>2859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20-04-20" calcext:value-type="date">
            <text:p>2020-04-20</text:p>
          </table:table-cell>
          <table:table-cell table:style-name="ce9" office:value-type="date" office:date-value="2023-03-03" calcext:value-type="date">
            <text:p>2023-03-03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BORGHILD</text:p>
          </table:table-cell>
        </table:table-row>
        <table:table-row table:style-name="ro1">
          <table:table-cell office:value-type="float" office:value="102703" calcext:value-type="float">
            <text:p>102703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TFAB</text:p>
          </table:table-cell>
          <table:table-cell office:value-type="float" office:value="3039" calcext:value-type="float">
            <text:p>3039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23-11-06" calcext:value-type="date">
            <text:p>2023-11-06</text:p>
          </table:table-cell>
          <table:table-cell table:style-name="ce9" office:value-type="date" office:date-value="2024-12-17" calcext:value-type="date">
            <text:p>2024-12-17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BALDUR</text:p>
          </table:table-cell>
        </table:table-row>
        <table:table-row table:style-name="ro1">
          <table:table-cell office:value-type="float" office:value="103510" calcext:value-type="float">
            <text:p>10351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TFIM</text:p>
          </table:table-cell>
          <table:table-cell office:value-type="float" office:value="3023" calcext:value-type="float">
            <text:p>3023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22-09-28" calcext:value-type="date">
            <text:p>2022-09-28</text:p>
          </table:table-cell>
          <table:table-cell table:style-name="ce9" office:value-type="date" office:date-value="2024-12-06" calcext:value-type="date">
            <text:p>2024-12-0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ÞÓR</text:p>
          </table:table-cell>
        </table:table-row>
        <table:table-row table:style-name="ro1">
          <table:table-cell office:value-type="float" office:value="103600" calcext:value-type="float">
            <text:p>10360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TFAU</text:p>
          </table:table-cell>
          <table:table-cell office:value-type="float" office:value="3027" calcext:value-type="float">
            <text:p>3027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24-07-23" calcext:value-type="date">
            <text:p>2024-07-23</text:p>
          </table:table-cell>
          <table:table-cell table:style-name="ce9" office:value-type="date" office:date-value="2024-12-16" calcext:value-type="date">
            <text:p>2024-12-1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HULDA BJÖRNSDÓTTIR</text:p>
          </table:table-cell>
        </table:table-row>
        <table:table-row table:style-name="ro1">
          <table:table-cell office:value-type="float" office:value="101878" calcext:value-type="float">
            <text:p>101878</text:p>
          </table:table-cell>
          <table:table-cell office:value-type="string" calcext:value-type="string">
            <text:p>RE203</text:p>
          </table:table-cell>
          <table:table-cell office:value-type="string" calcext:value-type="string">
            <text:p>TFAI</text:p>
          </table:table-cell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01" calcext:value-type="date">
            <text:p>2007-06-01</text:p>
          </table:table-cell>
          <table:table-cell table:style-name="ce9" office:value-type="date" office:date-value="2024-07-19" calcext:value-type="date">
            <text:p>2024-07-19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OTTÓ N ÞORLÁKSSON</text:p>
          </table:table-cell>
        </table:table-row>
        <table:table-row table:style-name="ro1">
          <table:table-cell office:value-type="float" office:value="102497" calcext:value-type="float">
            <text:p>102497</text:p>
          </table:table-cell>
          <table:table-cell office:value-type="string" calcext:value-type="string">
            <text:p>ÍS847</text:p>
          </table:table-cell>
          <table:table-cell office:value-type="string" calcext:value-type="string">
            <text:p>TFED</text:p>
          </table:table-cell>
          <table:table-cell office:value-type="float" office:value="2787" calcext:value-type="float">
            <text:p>2787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9-11-21" calcext:value-type="date">
            <text:p>2009-11-21</text:p>
          </table:table-cell>
          <table:table-cell table:style-name="ce9" office:value-type="date" office:date-value="2024-12-16" calcext:value-type="date">
            <text:p>2024-12-16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ANDREA</text:p>
          </table:table-cell>
        </table:table-row>
        <table:table-row table:style-name="ro1">
          <table:table-cell office:value-type="float" office:value="101499" calcext:value-type="float">
            <text:p>101499</text:p>
          </table:table-cell>
          <table:table-cell office:value-type="string" calcext:value-type="string">
            <text:p>SF200</text:p>
          </table:table-cell>
          <table:table-cell office:value-type="string" calcext:value-type="string">
            <text:p>TFXL</text:p>
          </table:table-cell>
          <table:table-cell office:value-type="float" office:value="1809" calcext:value-type="float">
            <text:p>1809</text:p>
          </table:table-cell>
          <table:table-cell office:value-type="float" office:value="1" calcext:value-type="float">
            <text:p>1</text:p>
          </table:table-cell>
          <table:table-cell table:style-name="ce9" office:value-type="date" office:date-value="2007-06-12" calcext:value-type="date">
            <text:p>2007-06-12</text:p>
          </table:table-cell>
          <table:table-cell table:style-name="ce9" office:value-type="date" office:date-value="2009-04-16" calcext:value-type="date">
            <text:p>2009-04-16</text:p>
          </table:table-cell>
          <table:table-cell office:value-type="float" office:value="1987" calcext:value-type="float">
            <text:p>198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JÓNA EÐVALDS II</text:p>
          </table:table-cell>
        </table:table-row>
        <table:table-row table:style-name="ro1">
          <table:table-cell table:style-name="ce3" office:value-type="float" office:value="108963" calcext:value-type="float">
            <text:p>108963</text:p>
          </table:table-cell>
          <table:table-cell table:number-columns-repeated="2" table:style-name="ce3" office:value-type="float" office:value="2835" calcext:value-type="float">
            <text:p>2835</text:p>
          </table:table-cell>
          <table:table-cell table:style-name="ce3" office:value-type="float" office:value="-2835" calcext:value-type="float">
            <text:p>-2835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date" office:date-value="2012-08-30" calcext:value-type="date">
            <text:p>2012-08-30</text:p>
          </table:table-cell>
          <table:table-cell table:style-name="ce7" office:value-type="date" office:date-value="2012-08-31" calcext:value-type="date">
            <text:p>2012-08-3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string" calcext:value-type="string">
            <text:p>split</text:p>
          </table:table-cell>
          <table:table-cell table:style-name="ce11" office:value-type="string" calcext:value-type="string">
            <text:p>1 odd point</text:p>
          </table:table-cell>
        </table:table-row>
        <table:table-row table:style-name="ro1">
          <table:table-cell table:style-name="ce3" office:value-type="float" office:value="108963" calcext:value-type="float">
            <text:p>108963</text:p>
          </table:table-cell>
          <table:table-cell table:number-columns-repeated="3" table:style-name="ce3" office:value-type="float" office:value="2835" calcext:value-type="float">
            <text:p>2835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date" office:date-value="2018-07-19" calcext:value-type="date">
            <text:p>2018-07-19</text:p>
          </table:table-cell>
          <table:table-cell table:style-name="ce7" office:value-type="date" office:date-value="2024-12-15" calcext:value-type="date">
            <text:p>2024-12-15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string" calcext:value-type="string">
            <text:p>split</text:p>
          </table:table-cell>
          <table:table-cell table:style-name="ce11"/>
        </table:table-row>
        <table:table-row table:style-name="ro1">
          <table:table-cell table:style-name="ce3" office:value-type="float" office:value="129801" calcext:value-type="float">
            <text:p>129801</text:p>
          </table:table-cell>
          <table:table-cell table:style-name="ce3" office:value-type="string" calcext:value-type="string">
            <text:p>unkown</text:p>
          </table:table-cell>
          <table:table-cell table:number-columns-repeated="2" table:style-name="ce3" office:value-type="float" office:value="7830" calcext:value-type="float">
            <text:p>783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date" office:date-value="2018-04-09" calcext:value-type="date">
            <text:p>2018-04-09</text:p>
          </table:table-cell>
          <table:table-cell table:style-name="ce7" office:value-type="date" office:date-value="2020-07-11" calcext:value-type="date">
            <text:p>2020-07-11</text:p>
          </table:table-cell>
          <table:table-cell table:style-name="ce3" table:number-columns-repeated="2"/>
          <table:table-cell table:style-name="ce3" office:value-type="string" calcext:value-type="string">
            <text:p>split</text:p>
          </table:table-cell>
          <table:table-cell table:style-name="ce11"/>
        </table:table-row>
        <table:table-row table:style-name="ro1">
          <table:table-cell table:style-name="ce3" office:value-type="float" office:value="129801" calcext:value-type="float">
            <text:p>129801</text:p>
          </table:table-cell>
          <table:table-cell table:style-name="ce3" office:value-type="string" calcext:value-type="string">
            <text:p>unkown</text:p>
          </table:table-cell>
          <table:table-cell table:style-name="ce3" office:value-type="float" office:value="7830" calcext:value-type="float">
            <text:p>7830</text:p>
          </table:table-cell>
          <table:table-cell table:style-name="ce3" office:value-type="float" office:value="-7830" calcext:value-type="float">
            <text:p>-7830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date" office:date-value="2024-10-09" calcext:value-type="date">
            <text:p>2024-10-09</text:p>
          </table:table-cell>
          <table:table-cell table:style-name="ce7" office:value-type="date" office:date-value="2024-10-12" calcext:value-type="date">
            <text:p>2024-10-12</text:p>
          </table:table-cell>
          <table:table-cell table:style-name="ce3" table:number-columns-repeated="2"/>
          <table:table-cell table:style-name="ce3" office:value-type="string" calcext:value-type="string">
            <text:p>split</text:p>
          </table:table-cell>
          <table:table-cell table:style-name="ce11" office:value-type="string" calcext:value-type="string">
            <text:p>may need a revisit with time</text:p>
          </table:table-cell>
        </table:table-row>
        <table:table-row table:style-name="ro1">
          <table:table-cell table:style-name="ce3" office:value-type="float" office:value="101485" calcext:value-type="float">
            <text:p>101485</text:p>
          </table:table-cell>
          <table:table-cell table:style-name="ce3" office:value-type="string" calcext:value-type="string">
            <text:p>ÞH061</text:p>
          </table:table-cell>
          <table:table-cell table:style-name="ce3" office:value-type="string" calcext:value-type="string">
            <text:p>TFEC</text:p>
          </table:table-cell>
          <table:table-cell table:style-name="ce3" office:value-type="float" office:value="-1637" calcext:value-type="float">
            <text:p>-1637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date" office:date-value="2008-03-25" calcext:value-type="date">
            <text:p>2008-03-25</text:p>
          </table:table-cell>
          <table:table-cell table:style-name="ce7" office:value-type="date" office:date-value="2008-03-30" calcext:value-type="date">
            <text:p>2008-03-30</text:p>
          </table:table-cell>
          <table:table-cell table:style-name="ce3" table:number-columns-repeated="2"/>
          <table:table-cell table:style-name="ce3" office:value-type="string" calcext:value-type="string">
            <text:p>split</text:p>
          </table:table-cell>
          <table:table-cell table:style-name="ce11" office:value-type="string" calcext:value-type="string">
            <text:p>few outliers</text:p>
          </table:table-cell>
        </table:table-row>
        <table:table-row table:style-name="ro1">
          <table:table-cell table:style-name="ce3" office:value-type="float" office:value="101485" calcext:value-type="float">
            <text:p>101485</text:p>
          </table:table-cell>
          <table:table-cell table:style-name="ce3" office:value-type="string" calcext:value-type="string">
            <text:p>ÞH061</text:p>
          </table:table-cell>
          <table:table-cell table:style-name="ce3" office:value-type="string" calcext:value-type="string">
            <text:p>TFEC</text:p>
          </table:table-cell>
          <table:table-cell table:style-name="ce3" office:value-type="float" office:value="1637" calcext:value-type="float">
            <text:p>1637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date" office:date-value="2022-07-10" calcext:value-type="date">
            <text:p>2022-07-10</text:p>
          </table:table-cell>
          <table:table-cell table:style-name="ce7" office:value-type="date" office:date-value="2024-11-06" calcext:value-type="date">
            <text:p>2024-11-06</text:p>
          </table:table-cell>
          <table:table-cell table:style-name="ce3" table:number-columns-repeated="2"/>
          <table:table-cell table:style-name="ce3" office:value-type="string" calcext:value-type="string">
            <text:p>split</text:p>
          </table:table-cell>
          <table:table-cell table:style-name="ce11"/>
        </table:table-row>
        <table:table-row table:style-name="ro1">
          <table:table-cell office:value-type="float" office:value="143887" calcext:value-type="float">
            <text:p>143887</text:p>
          </table:table-cell>
          <table:table-cell office:value-type="string" calcext:value-type="string">
            <text:p>unkown</text:p>
          </table:table-cell>
          <table:table-cell office:value-type="float" office:value="2995" calcext:value-type="float">
            <text:p>2995</text:p>
          </table:table-cell>
          <table:table-cell office:value-type="float" office:value="-2995" calcext:value-type="float">
            <text:p>-2995</text:p>
          </table:table-cell>
          <table:table-cell office:value-type="float" office:value="0" calcext:value-type="float">
            <text:p>0</text:p>
          </table:table-cell>
          <table:table-cell table:style-name="ce9" office:value-type="date" office:date-value="2021-10-12" calcext:value-type="date">
            <text:p>2021-10-12</text:p>
          </table:table-cell>
          <table:table-cell table:style-name="ce9" office:value-type="date" office:date-value="2021-10-17" calcext:value-type="date">
            <text:p>2021-10-17</text:p>
          </table:table-cell>
          <table:table-cell table:number-columns-repeated="2"/>
          <table:table-cell office:value-type="string" calcext:value-type="string">
            <text:p>drop</text:p>
          </table:table-cell>
          <table:table-cell table:style-name="ce15"/>
        </table:table-row>
        <table:table-row table:style-name="ro1">
          <table:table-cell office:value-type="float" office:value="100458" calcext:value-type="float">
            <text:p>100458</text:p>
          </table:table-cell>
          <table:table-cell table:number-columns-repeated="2" office:value-type="float" office:value="2577" calcext:value-type="float">
            <text:p>2577</text:p>
          </table:table-cell>
          <table:table-cell office:value-type="float" office:value="-2577" calcext:value-type="float">
            <text:p>-2577</text:p>
          </table:table-cell>
          <table:table-cell office:value-type="float" office:value="0" calcext:value-type="float">
            <text:p>0</text:p>
          </table:table-cell>
          <table:table-cell table:style-name="ce9" office:value-type="date" office:date-value="2007-06-07" calcext:value-type="date">
            <text:p>2007-06-07</text:p>
          </table:table-cell>
          <table:table-cell table:style-name="ce9" office:value-type="date" office:date-value="2009-08-11" calcext:value-type="date">
            <text:p>2009-08-11</text:p>
          </table:table-cell>
          <table:table-cell office:value-type="float" office:value="2003" calcext:value-type="float">
            <text:p>200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rop</text:p>
          </table:table-cell>
          <table:table-cell/>
        </table:table-row>
        <table:table-row table:style-name="ro1">
          <table:table-cell office:value-type="float" office:value="104013" calcext:value-type="float">
            <text:p>104013</text:p>
          </table:table-cell>
          <table:table-cell table:number-columns-repeated="2" office:value-type="float" office:value="2714" calcext:value-type="float">
            <text:p>2714</text:p>
          </table:table-cell>
          <table:table-cell office:value-type="float" office:value="-2714" calcext:value-type="float">
            <text:p>-2714</text:p>
          </table:table-cell>
          <table:table-cell office:value-type="float" office:value="0" calcext:value-type="float">
            <text:p>0</text:p>
          </table:table-cell>
          <table:table-cell table:style-name="ce9" office:value-type="date" office:date-value="2007-06-06" calcext:value-type="date">
            <text:p>2007-06-06</text:p>
          </table:table-cell>
          <table:table-cell table:style-name="ce9" office:value-type="date" office:date-value="2007-08-09" calcext:value-type="date">
            <text:p>2007-08-09</text:p>
          </table:table-cell>
          <table:table-cell office:value-type="float" office:value="2006" calcext:value-type="float">
            <text:p>200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rop</text:p>
          </table:table-cell>
          <table:table-cell/>
        </table:table-row>
        <table:table-row table:style-name="ro1">
          <table:table-cell office:value-type="float" office:value="101661" calcext:value-type="float">
            <text:p>101661</text:p>
          </table:table-cell>
          <table:table-cell table:number-columns-repeated="2" office:value-type="float" office:value="2605" calcext:value-type="float">
            <text:p>2605</text:p>
          </table:table-cell>
          <table:table-cell office:value-type="float" office:value="-2605" calcext:value-type="float">
            <text:p>-2605</text:p>
          </table:table-cell>
          <table:table-cell office:value-type="float" office:value="0" calcext:value-type="float">
            <text:p>0</text:p>
          </table:table-cell>
          <table:table-cell table:style-name="ce9" office:value-type="date" office:date-value="2007-06-06" calcext:value-type="date">
            <text:p>2007-06-06</text:p>
          </table:table-cell>
          <table:table-cell table:style-name="ce9" office:value-type="date" office:date-value="2007-06-16" calcext:value-type="date">
            <text:p>2007-06-16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rop</text:p>
          </table:table-cell>
          <table:table-cell/>
        </table:table-row>
        <table:table-row table:style-name="ro1">
          <table:table-cell office:value-type="float" office:value="102559" calcext:value-type="float">
            <text:p>102559</text:p>
          </table:table-cell>
          <table:table-cell table:number-columns-repeated="2" office:value-type="float" office:value="2640" calcext:value-type="float">
            <text:p>2640</text:p>
          </table:table-cell>
          <table:table-cell office:value-type="float" office:value="-2640" calcext:value-type="float">
            <text:p>-2640</text:p>
          </table:table-cell>
          <table:table-cell office:value-type="float" office:value="0" calcext:value-type="float">
            <text:p>0</text:p>
          </table:table-cell>
          <table:table-cell table:style-name="ce9" office:value-type="date" office:date-value="2007-06-07" calcext:value-type="date">
            <text:p>2007-06-07</text:p>
          </table:table-cell>
          <table:table-cell table:style-name="ce9" office:value-type="date" office:date-value="2009-04-17" calcext:value-type="date">
            <text:p>2009-04-17</text:p>
          </table:table-cell>
          <table:table-cell office:value-type="float" office:value="2004" calcext:value-type="float">
            <text:p>200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May need a revisit</text:p>
          </table:table-cell>
        </table:table-row>
        <table:table-row table:style-name="ro1">
          <table:table-cell office:value-type="float" office:value="125548" calcext:value-type="float">
            <text:p>125548</text:p>
          </table:table-cell>
          <table:table-cell office:value-type="string" calcext:value-type="string">
            <text:p>unkown</text:p>
          </table:table-cell>
          <table:table-cell office:value-type="float" office:value="923" calcext:value-type="float">
            <text:p>923</text:p>
          </table:table-cell>
          <table:table-cell office:value-type="float" office:value="-923" calcext:value-type="float">
            <text:p>-923</text:p>
          </table:table-cell>
          <table:table-cell office:value-type="float" office:value="0" calcext:value-type="float">
            <text:p>0</text:p>
          </table:table-cell>
          <table:table-cell table:style-name="ce9" office:value-type="date" office:date-value="2016-10-21" calcext:value-type="date">
            <text:p>2016-10-21</text:p>
          </table:table-cell>
          <table:table-cell table:style-name="ce9" office:value-type="date" office:date-value="2021-02-14" calcext:value-type="date">
            <text:p>2021-02-14</text:p>
          </table:table-cell>
          <table:table-cell office:value-type="float" office:value="1958" calcext:value-type="float">
            <text:p>195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could be a buyo</text:p>
          </table:table-cell>
        </table:table-row>
        <table:table-row table:style-name="ro1">
          <table:table-cell office:value-type="float" office:value="107682" calcext:value-type="float">
            <text:p>107682</text:p>
          </table:table-cell>
          <table:table-cell office:value-type="string" calcext:value-type="string">
            <text:p>„0000“</text:p>
          </table:table-cell>
          <table:table-cell office:value-type="float" office:value="2203" calcext:value-type="float">
            <text:p>2203</text:p>
          </table:table-cell>
          <table:table-cell office:value-type="float" office:value="-2203" calcext:value-type="float">
            <text:p>-2203</text:p>
          </table:table-cell>
          <table:table-cell office:value-type="float" office:value="0" calcext:value-type="float">
            <text:p>0</text:p>
          </table:table-cell>
          <table:table-cell table:style-name="ce9" office:value-type="date" office:date-value="2011-05-11" calcext:value-type="date">
            <text:p>2011-05-11</text:p>
          </table:table-cell>
          <table:table-cell table:style-name="ce9" office:value-type="date" office:date-value="2011-05-12" calcext:value-type="date">
            <text:p>2011-05-12</text:p>
          </table:table-cell>
          <table:table-cell table:number-columns-repeated="2"/>
          <table:table-cell office:value-type="string" calcext:value-type="string">
            <text:p>drop</text:p>
          </table:table-cell>
          <table:table-cell office:value-type="string" calcext:value-type="string">
            <text:p>1 ping</text:p>
          </table:table-cell>
        </table:table-row>
        <table:table-row table:style-name="ro1">
          <table:table-cell office:value-type="float" office:value="147528" calcext:value-type="float">
            <text:p>147528</text:p>
          </table:table-cell>
          <table:table-cell office:value-type="string" calcext:value-type="string">
            <text:p>unkown</text:p>
          </table:table-cell>
          <table:table-cell office:value-type="float" office:value="2350" calcext:value-type="float">
            <text:p>2350</text:p>
          </table:table-cell>
          <table:table-cell office:value-type="float" office:value="-2350" calcext:value-type="float">
            <text:p>-2350</text:p>
          </table:table-cell>
          <table:table-cell office:value-type="float" office:value="0" calcext:value-type="float">
            <text:p>0</text:p>
          </table:table-cell>
          <table:table-cell table:style-name="ce9" office:value-type="date" office:date-value="2023-07-17" calcext:value-type="date">
            <text:p>2023-07-17</text:p>
          </table:table-cell>
          <table:table-cell table:style-name="ce9" office:value-type="date" office:date-value="2024-09-19" calcext:value-type="date">
            <text:p>2024-09-19</text:p>
          </table:table-cell>
          <table:table-cell table:number-columns-repeated="2"/>
          <table:table-cell office:value-type="string" calcext:value-type="string">
            <text:p>drop</text:p>
          </table:table-cell>
          <table:table-cell office:value-type="string" calcext:value-type="string">
            <text:p>2 pings</text:p>
          </table:table-cell>
        </table:table-row>
        <table:table-row table:style-name="ro1" table:number-rows-repeated="104842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s" fo:country="I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s" fo:country="I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.00.0000</text:date>, <text:time style:data-style-name="N2" text:time-value="13:27:46.5578599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4-12-27T14:48:53.415237189</dc:date>
    <meta:editing-duration>PT23H45M42S</meta:editing-duration>
    <meta:editing-cycles>158</meta:editing-cycles>
    <meta:document-statistic meta:table-count="1" meta:cell-count="1500" meta:object-count="0"/>
  </office:meta>
</office:document-meta>
</file>